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b79df"/>
    </style:style>
    <style:style style:name="P2" style:family="paragraph" style:parent-style-name="Standard">
      <style:text-properties style:font-name="Ubuntu" officeooo:rsid="000b79df" officeooo:paragraph-rsid="000b7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wicklungsumgebung aufsetzen</text:p>
      <text:p text:style-name="P2">Framework</text:p>
      <text:p text:style-name="P2">Grobkonzept</text:p>
      <text:p text:style-name="P2">Feinkonze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8:29:12.037193000</meta:creation-date>
    <dc:date>2013-11-10T21:45:24.612864000</dc:date>
    <meta:editing-duration>PT2H51M46S</meta:editing-duration>
    <meta:editing-cycles>1</meta:editing-cycles>
    <meta:document-statistic meta:table-count="0" meta:image-count="0" meta:object-count="0" meta:page-count="1" meta:paragraph-count="4" meta:word-count="5" meta:character-count="61" meta:non-whitespace-character-count="60"/>
    <meta:generator>LibreOffice/4.1.3.2$MacOSX_x86 LibreOffice_project/70feb7d99726f064edab4605a8ab840c50ec57a</meta:generator>
  </office:meta>
</office:document-meta>
</file>